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192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Fleet Services</text:p>
          </table:table-cell>
          <table:table-cell office:value-type="float" office:value="7331039.25" calcext:value-type="float">
            <text:p>7331039.25</text:p>
          </table:table-cell>
          <table:table-cell table:formula="of:=CONCATENATE([.A1];&quot; [&quot;;[.C1];&quot;] &quot;;[.B1])" office:value-type="string" office:string-value="Streets [7331039.25] From Fleet Services" calcext:value-type="string">
            <text:p>Streets [7331039.25] From Fleet Services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Fleet Services</text:p>
          </table:table-cell>
          <table:table-cell office:value-type="float" office:value="2627818.02" calcext:value-type="float">
            <text:p>2627818.02</text:p>
          </table:table-cell>
          <table:table-cell table:formula="of:=CONCATENATE([.A2];&quot; [&quot;;[.C2];&quot;] &quot;;[.B2])" office:value-type="string" office:string-value="Fire [2627818.02] From Fleet Services" calcext:value-type="string">
            <text:p>Fire [2627818.02] From Fleet Services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Fleet Services</text:p>
          </table:table-cell>
          <table:table-cell office:value-type="float" office:value="2407865.01" calcext:value-type="float">
            <text:p>2407865.01</text:p>
          </table:table-cell>
          <table:table-cell table:formula="of:=CONCATENATE([.A3];&quot; [&quot;;[.C3];&quot;] &quot;;[.B3])" office:value-type="string" office:string-value="Police [2407865.01] From Fleet Services" calcext:value-type="string">
            <text:p>Police [2407865.01] From Fleet Services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Fleet Services</text:p>
          </table:table-cell>
          <table:table-cell office:value-type="float" office:value="1885951.6" calcext:value-type="float">
            <text:p>1885951.6</text:p>
          </table:table-cell>
          <table:table-cell table:formula="of:=CONCATENATE([.A4];&quot; [&quot;;[.C4];&quot;] &quot;;[.B4])" office:value-type="string" office:string-value="Parks [1885951.6] From Fleet Services" calcext:value-type="string">
            <text:p>Parks [1885951.6] From Fleet Services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Insurance</text:p>
          </table:table-cell>
          <table:table-cell office:value-type="float" office:value="998518" calcext:value-type="float">
            <text:p>998518</text:p>
          </table:table-cell>
          <table:table-cell table:formula="of:=CONCATENATE([.A5];&quot; [&quot;;[.C5];&quot;] &quot;;[.B5])" office:value-type="string" office:string-value="Police [998518] From Insurance" calcext:value-type="string">
            <text:p>Police [998518] From Insurance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Workers Comp</text:p>
          </table:table-cell>
          <table:table-cell office:value-type="float" office:value="859647" calcext:value-type="float">
            <text:p>859647</text:p>
          </table:table-cell>
          <table:table-cell table:formula="of:=CONCATENATE([.A6];&quot; [&quot;;[.C6];&quot;] &quot;;[.B6])" office:value-type="string" office:string-value="Fire [859647] From Workers Comp" calcext:value-type="string">
            <text:p>Fire [859647] From Workers Comp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Workers Comp</text:p>
          </table:table-cell>
          <table:table-cell office:value-type="float" office:value="835092" calcext:value-type="float">
            <text:p>835092</text:p>
          </table:table-cell>
          <table:table-cell table:formula="of:=CONCATENATE([.A7];&quot; [&quot;;[.C7];&quot;] &quot;;[.B7])" office:value-type="string" office:string-value="Police [835092] From Workers Comp" calcext:value-type="string">
            <text:p>Police [835092] From Workers Comp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Engineering</text:p>
          </table:table-cell>
          <table:table-cell office:value-type="float" office:value="611303" calcext:value-type="float">
            <text:p>611303</text:p>
          </table:table-cell>
          <table:table-cell table:formula="of:=CONCATENATE([.A8];&quot; [&quot;;[.C8];&quot;] &quot;;[.B8])" office:value-type="string" office:string-value="Police [611303] From Engineering" calcext:value-type="string">
            <text:p>Police [611303] From Engineering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Workers Comp</text:p>
          </table:table-cell>
          <table:table-cell office:value-type="float" office:value="398717" calcext:value-type="float">
            <text:p>398717</text:p>
          </table:table-cell>
          <table:table-cell table:formula="of:=CONCATENATE([.A9];&quot; [&quot;;[.C9];&quot;] &quot;;[.B9])" office:value-type="string" office:string-value="Streets [398717] From Workers Comp" calcext:value-type="string">
            <text:p>Streets [398717] From Workers Comp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Engineering</text:p>
          </table:table-cell>
          <table:table-cell office:value-type="float" office:value="388705.07" calcext:value-type="float">
            <text:p>388705.07</text:p>
          </table:table-cell>
          <table:table-cell table:formula="of:=CONCATENATE([.A10];&quot; [&quot;;[.C10];&quot;] &quot;;[.B10])" office:value-type="string" office:string-value="Other [388705.07] From Engineering" calcext:value-type="string">
            <text:p>Other [388705.07] From Engineering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Fleet Services</text:p>
          </table:table-cell>
          <table:table-cell office:value-type="float" office:value="310283.72" calcext:value-type="float">
            <text:p>310283.72</text:p>
          </table:table-cell>
          <table:table-cell table:formula="of:=CONCATENATE([.A11];&quot; [&quot;;[.C11];&quot;] &quot;;[.B11])" office:value-type="string" office:string-value="Other [310283.72] From Fleet Services" calcext:value-type="string">
            <text:p>Other [310283.72] From Fleet Services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Insurance</text:p>
          </table:table-cell>
          <table:table-cell office:value-type="float" office:value="281298" calcext:value-type="float">
            <text:p>281298</text:p>
          </table:table-cell>
          <table:table-cell table:formula="of:=CONCATENATE([.A12];&quot; [&quot;;[.C12];&quot;] &quot;;[.B12])" office:value-type="string" office:string-value="Other [281298] From Insurance" calcext:value-type="string">
            <text:p>Other [281298] From Insurance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Engineering</text:p>
          </table:table-cell>
          <table:table-cell office:value-type="float" office:value="278163" calcext:value-type="float">
            <text:p>278163</text:p>
          </table:table-cell>
          <table:table-cell table:formula="of:=CONCATENATE([.A13];&quot; [&quot;;[.C13];&quot;] &quot;;[.B13])" office:value-type="string" office:string-value="Fire [278163] From Engineering" calcext:value-type="string">
            <text:p>Fire [278163] From Engineering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Traffic Engineering</text:p>
          </table:table-cell>
          <table:table-cell office:value-type="float" office:value="273847.41" calcext:value-type="float">
            <text:p>273847.41</text:p>
          </table:table-cell>
          <table:table-cell table:formula="of:=CONCATENATE([.A14];&quot; [&quot;;[.C14];&quot;] &quot;;[.B14])" office:value-type="string" office:string-value="Police [273847.41] From Traffic Engineering" calcext:value-type="string">
            <text:p>Police [273847.41] From Traffic Engineering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Workers Comp</text:p>
          </table:table-cell>
          <table:table-cell office:value-type="float" office:value="273306" calcext:value-type="float">
            <text:p>273306</text:p>
          </table:table-cell>
          <table:table-cell table:formula="of:=CONCATENATE([.A15];&quot; [&quot;;[.C15];&quot;] &quot;;[.B15])" office:value-type="string" office:string-value="Parks [273306] From Workers Comp" calcext:value-type="string">
            <text:p>Parks [273306] From Workers Comp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Workers Comp</text:p>
          </table:table-cell>
          <table:table-cell office:value-type="float" office:value="272793" calcext:value-type="float">
            <text:p>272793</text:p>
          </table:table-cell>
          <table:table-cell table:formula="of:=CONCATENATE([.A16];&quot; [&quot;;[.C16];&quot;] &quot;;[.B16])" office:value-type="string" office:string-value="Other [272793] From Workers Comp" calcext:value-type="string">
            <text:p>Other [272793] From Workers Comp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Insurance</text:p>
          </table:table-cell>
          <table:table-cell office:value-type="float" office:value="176555" calcext:value-type="float">
            <text:p>176555</text:p>
          </table:table-cell>
          <table:table-cell table:formula="of:=CONCATENATE([.A17];&quot; [&quot;;[.C17];&quot;] &quot;;[.B17])" office:value-type="string" office:string-value="Parks [176555] From Insurance" calcext:value-type="string">
            <text:p>Parks [176555] From Insu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21:53:36.033289758</dc:date>
    <meta:editing-duration>PT9M56S</meta:editing-duration>
    <meta:editing-cycles>1</meta:editing-cycles>
    <meta:document-statistic meta:table-count="1" meta:cell-count="68" meta:object-count="0"/>
    <meta:generator>LibreOffice/6.0.7.3$Linux_X86_64 LibreOffice_project/00m0$Build-3</meta:generator>
  </office:meta>
</office:document-meta>
</file>